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left="0.25in" fo:margin-right="0in" fo:margin-top="0in" fo:margin-bottom="0in" style:contextual-spacing="false" fo:text-indent="0in" style:auto-text-indent="false" fo:padding="0in" fo:border="none"/>
    </style:style>
    <style:style style:name="P2" style:family="paragraph" style:parent-style-name="Text_20_body" style:list-style-name="L2">
      <style:paragraph-properties fo:margin-left="0.25in" fo:margin-right="0in" fo:margin-top="0in" fo:margin-bottom="0in" style:contextual-spacing="false" fo:text-indent="0in" style:auto-text-indent="false" fo:padding="0in" fo:border="none"/>
    </style:style>
    <style:style style:name="P3" style:family="paragraph" style:parent-style-name="Text_20_body" style:list-style-name="L3">
      <style:paragraph-properties fo:margin-left="0.25in" fo:margin-right="0in" fo:margin-top="0in" fo:margin-bottom="0in" style:contextual-spacing="false" fo:text-indent="0in" style:auto-text-indent="false" fo:padding="0in" fo:border="none"/>
    </style:style>
    <style:style style:name="P4" style:family="paragraph" style:parent-style-name="Text_20_body" style:list-style-name="L4">
      <style:paragraph-properties fo:margin-left="0.25in" fo:margin-right="0in" fo:margin-top="0in" fo:margin-bottom="0in" style:contextual-spacing="false" fo:text-indent="0in" style:auto-text-indent="false" fo:padding="0in" fo:border="none"/>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list-style-name="L5">
      <style:paragraph-properties fo:margin-left="0.25in" fo:margin-right="0in" fo:margin-top="0in" fo:margin-bottom="0in" style:contextual-spacing="false" fo:text-indent="0in" style:auto-text-indent="false" fo:padding="0in" fo:border="none"/>
    </style:style>
    <style:style style:name="P7" style:family="paragraph" style:parent-style-name="Text_20_body" style:list-style-name="L6">
      <style:paragraph-properties fo:margin-left="0.25in" fo:margin-right="0in" fo:margin-top="0in" fo:margin-bottom="0in" style:contextual-spacing="false" fo:text-indent="0in" style:auto-text-indent="false" fo:padding="0in" fo:border="none"/>
    </style:style>
    <style:style style:name="P8" style:family="paragraph" style:parent-style-name="Text_20_body" style:list-style-name="L7">
      <style:paragraph-properties fo:margin-left="0.25in" fo:margin-right="0in" fo:margin-top="0in" fo:margin-bottom="0in" style:contextual-spacing="false" fo:text-indent="0in" style:auto-text-indent="false" fo:padding="0in" fo:border="none"/>
    </style:style>
    <style:style style:name="P9" style:family="paragraph" style:parent-style-name="Text_20_body" style:list-style-name="L8">
      <style:paragraph-properties fo:margin-left="0.25in" fo:margin-right="0in" fo:margin-top="0in" fo:margin-bottom="0in" style:contextual-spacing="false" fo:text-indent="0in" style:auto-text-indent="false" fo:padding="0in" fo:border="none"/>
    </style:style>
    <style:style style:name="P10" style:family="paragraph" style:parent-style-name="Text_20_body" style:list-style-name="L9">
      <style:paragraph-properties fo:margin-left="0.25in" fo:margin-right="0in" fo:margin-top="0in" fo:margin-bottom="0in" style:contextual-spacing="false" fo:text-indent="0in" style:auto-text-indent="false" fo:padding="0in" fo:border="none"/>
    </style:style>
    <style:style style:name="P11" style:family="paragraph" style:parent-style-name="Text_20_body" style:list-style-name="L10">
      <style:paragraph-properties fo:margin-left="0.25in" fo:margin-right="0in" fo:margin-top="0in" fo:margin-bottom="0in" style:contextual-spacing="false" fo:text-indent="0in" style:auto-text-indent="false" fo:padding="0in" fo:border="none"/>
    </style:style>
    <style:style style:name="P12" style:family="paragraph" style:parent-style-name="Text_20_body" style:list-style-name="L11">
      <style:paragraph-properties fo:margin-left="0.25in" fo:margin-right="0in" fo:margin-top="0in" fo:margin-bottom="0in" style:contextual-spacing="false" fo:text-indent="0in" style:auto-text-indent="false" fo:padding="0in" fo:border="none"/>
    </style:style>
    <style:style style:name="P13" style:family="paragraph" style:parent-style-name="Text_20_body" style:list-style-name="L12">
      <style:paragraph-properties fo:margin-left="0.25in" fo:margin-right="0in" fo:margin-top="0in" fo:margin-bottom="0in" style:contextual-spacing="false" fo:text-indent="0in" style:auto-text-indent="false" fo:padding="0in" fo:border="none"/>
    </style:style>
    <style:style style:name="P14" style:family="paragraph" style:parent-style-name="Text_20_body" style:list-style-name="L13">
      <style:paragraph-properties fo:margin-left="0.25in" fo:margin-right="0in" fo:margin-top="0in" fo:margin-bottom="0in" style:contextual-spacing="false" fo:text-indent="0in" style:auto-text-indent="false" fo:padding="0in" fo:border="none"/>
    </style:style>
    <style:style style:name="P15" style:family="paragraph" style:parent-style-name="Text_20_body" style:list-style-name="L14">
      <style:paragraph-properties fo:margin-left="0.25in" fo:margin-right="0in" fo:margin-top="0in" fo:margin-bottom="0in" style:contextual-spacing="false" fo:text-indent="0in" style:auto-text-indent="false" fo:padding="0in" fo:border="none"/>
    </style:style>
    <style:style style:name="P16" style:family="paragraph" style:parent-style-name="Text_20_body" style:list-style-name="L15">
      <style:paragraph-properties fo:margin-left="0.25in" fo:margin-right="0in" fo:margin-top="0in" fo:margin-bottom="0in" style:contextual-spacing="false" fo:text-indent="0in" style:auto-text-indent="false" fo:padding="0in" fo:border="none"/>
    </style:style>
    <style:style style:name="T1" style:family="text">
      <style:text-properties style:text-line-through-style="none" style:text-line-through-type="none" style:text-underline-style="none" style:text-blink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Comments in Python</text:h>
      <text:section text:style-name="Sect1" text:name="id-editor-block-text">
        <text:list text:style-name="L1">
          <text:list-item>
            <text:p text:style-name="P1">Comments in Python are used to add notes or lines of text that will not be executed by the interpreter, allowing developers like Harry, Shivam, or Rohan to understand the code <text:a xlink:type="simple" xlink:href="https://www.youtube.com/watch?v=qxPMmW93eDs&amp;t=11s" text:style-name="Internet_20_link" text:visited-style-name="Visited_20_Internet_20_Link"><text:span text:style-name="T1">00:11</text:span></text:a></text:p>
          </text:list-item>
        </text:list>
      </text:section>
      <text:section text:style-name="Sect1" text:name="Section1">
        <text:list text:style-name="L2">
          <text:list-item>
            <text:p text:style-name="P2"><text:bookmark text:name="id-editor-block-text"/>Print statements are used to output text, and escape sequence characters can be used to create new lines or other special characters, such as the backslash (\) <text:a xlink:type="simple" xlink:href="https://www.youtube.com/watch?v=qxPMmW93eDs&amp;t=144s" text:style-name="Internet_20_link" text:visited-style-name="Visited_20_Internet_20_Link"><text:span text:style-name="T1">02:24</text:span></text:a></text:p>
          </text:list-item>
        </text:list>
      </text:section>
      <text:section text:style-name="Sect1" text:name="Section2">
        <text:list text:style-name="L3">
          <text:list-item>
            <text:p text:style-name="P3"><text:bookmark text:name="id-editor-block-text Copy 1"/>Escape sequence characters, including the backslash (\), can be used to create special characters or effects, such as a new line, and comments can be added using a specific character to ignore the text <text:a xlink:type="simple" xlink:href="https://www.youtube.com/watch?v=qxPMmW93eDs&amp;t=152s" text:style-name="Internet_20_link" text:visited-style-name="Visited_20_Internet_20_Link"><text:span text:style-name="T1">02:32</text:span></text:a></text:p>
          </text:list-item>
        </text:list>
      </text:section>
      <text:section text:style-name="Sect1" text:name="Section3">
        <text:list text:style-name="L4">
          <text:list-item>
            <text:p text:style-name="P4"><text:bookmark text:name="id-editor-block-text Copy 2"/>Comments in Python can be created using the hash symbol, and they can be used to explain blocks of code or avoid the execution of specific parts of code <text:a xlink:type="simple" xlink:href="https://www.youtube.com/watch?v=qxPMmW93eDs&amp;t=276s" text:style-name="Internet_20_link" text:visited-style-name="Visited_20_Internet_20_Link"><text:span text:style-name="T1">04:36</text:span></text:a></text:p>
          </text:list-item>
        </text:list>
      </text:section>
      <text:h text:style-name="P5" text:outline-level="2">Using Comments Effectively</text:h>
      <text:section text:style-name="Sect1" text:name="Section4">
        <text:list text:style-name="L5">
          <text:list-item>
            <text:p text:style-name="P6"><text:bookmark text:name="id-editor-block-text Copy 3"/>Multiple lines can be selected and commented using the control plus forward slash shortcut, allowing for quick commenting and uncommenting of code <text:a xlink:type="simple" xlink:href="https://www.youtube.com/watch?v=qxPMmW93eDs&amp;t=346s" text:style-name="Internet_20_link" text:visited-style-name="Visited_20_Internet_20_Link"><text:span text:style-name="T1">05:46</text:span></text:a></text:p>
          </text:list-item>
        </text:list>
      </text:section>
      <text:section text:style-name="Sect1" text:name="Section5">
        <text:list text:style-name="L6">
          <text:list-item>
            <text:p text:style-name="P7"><text:bookmark text:name="id-editor-block-text Copy 4"/>Comments can be used to add information to a program, such as the author's name or the course name, and they can be placed on a single line or on multiple lines <text:a xlink:type="simple" xlink:href="https://www.youtube.com/watch?v=qxPMmW93eDs&amp;t=386s" text:style-name="Internet_20_link" text:visited-style-name="Visited_20_Internet_20_Link"><text:span text:style-name="T1">06:26</text:span></text:a></text:p>
          </text:list-item>
        </text:list>
      </text:section>
      <text:section text:style-name="Sect1" text:name="Section6">
        <text:list text:style-name="L7">
          <text:list-item>
            <text:p text:style-name="P8"><text:bookmark text:name="id-editor-block-text Copy 5"/>Multiline comments can be created using triple single quotes or triple double quotes, allowing users to comment out multiple lines of code <text:a xlink:type="simple" xlink:href="https://www.youtube.com/watch?v=qxPMmW93eDs&amp;t=596s" text:style-name="Internet_20_link" text:visited-style-name="Visited_20_Internet_20_Link"><text:span text:style-name="T1">09:56</text:span></text:a>.</text:p>
          </text:list-item>
        </text:list>
      </text:section>
      <text:section text:style-name="Sect1" text:name="Section7">
        <text:list text:style-name="L8">
          <text:list-item>
            <text:p text:style-name="P9"><text:bookmark text:name="id-editor-block-text Copy 6"/>To comment out a section of code, users can select the lines and use the shortcut control + forward slash, or they can use triple single or double quotes to enclose the code <text:a xlink:type="simple" xlink:href="https://www.youtube.com/watch?v=qxPMmW93eDs&amp;t=562s" text:style-name="Internet_20_link" text:visited-style-name="Visited_20_Internet_20_Link"><text:span text:style-name="T1">09:22</text:span></text:a>.</text:p>
          </text:list-item>
        </text:list>
      </text:section>
      <text:h text:style-name="P5" text:outline-level="2">Escape Sequence Characters</text:h>
      <text:section text:style-name="Sect1" text:name="Section8">
        <text:list text:style-name="L9">
          <text:list-item>
            <text:p text:style-name="P10"><text:bookmark text:name="id-editor-block-text Copy 7"/>Escape sequence characters, such as the newline character <text:span text:style-name="Source_20_Text">\\n</text:span>, can be used to insert special characters into a string, and they are essential when a character cannot be directly used within a string <text:a xlink:type="simple" xlink:href="https://www.youtube.com/watch?v=qxPMmW93eDs&amp;t=700s" text:style-name="Internet_20_link" text:visited-style-name="Visited_20_Internet_20_Link"><text:span text:style-name="T1">11:40</text:span></text:a>.</text:p>
          </text:list-item>
        </text:list>
      </text:section>
      <text:section text:style-name="Sect1" text:name="Section9">
        <text:list text:style-name="L10">
          <text:list-item>
            <text:p text:style-name="P11"><text:bookmark text:name="id-editor-block-text Copy 8"/>Escape sequences are used to avoid errors, and a backslash is used as an escape sequence character, for example, to print a double quote within a string <text:a xlink:type="simple" xlink:href="https://www.youtube.com/watch?v=qxPMmW93eDs&amp;t=801s" text:style-name="Internet_20_link" text:visited-style-name="Visited_20_Internet_20_Link"><text:span text:style-name="T1">13:21</text:span></text:a>.</text:p>
          </text:list-item>
        </text:list>
      </text:section>
      <text:h text:style-name="P5" text:outline-level="2">Print Statement in Python</text:h>
      <text:section text:style-name="Sect1" text:name="Section10">
        <text:list text:style-name="L11">
          <text:list-item>
            <text:p text:style-name="P12"><text:bookmark text:name="id-editor-block-text Copy 9"/>In Python, the print statement can take multiple values, and by default, these values are separated by a space <text:a xlink:type="simple" xlink:href="https://www.youtube.com/watch?v=qxPMmW93eDs&amp;t=887s" text:style-name="Internet_20_link" text:visited-style-name="Visited_20_Internet_20_Link"><text:span text:style-name="T1">14:47</text:span></text:a>.</text:p>
          </text:list-item>
        </text:list>
      </text:section>
      <text:section text:style-name="Sect1" text:name="Section11">
        <text:list text:style-name="L12">
          <text:list-item>
            <text:p text:style-name="P13"><text:bookmark text:name="id-editor-block-text Copy 10"/>The separator parameter in the print statement can be changed, for example, to a comma or a tilde, and the end parameter can be used to specify what is printed at the end of the output, such as a newline character or a custom string <text:a xlink:type="simple" xlink:href="https://www.youtube.com/watch?v=qxPMmW93eDs&amp;t=907s" text:style-name="Internet_20_link" text:visited-style-name="Visited_20_Internet_20_Link"><text:span text:style-name="T1">15:07</text:span></text:a>.</text:p>
          </text:list-item>
        </text:list>
      </text:section>
      <text:section text:style-name="Sect1" text:name="Section12">
        <text:list text:style-name="L13">
          <text:list-item>
            <text:p text:style-name="P14"><text:bookmark text:name="id-editor-block-text Copy 11"/>Multiple values can be passed to a function, in addition to single values <text:a xlink:type="simple" xlink:href="https://www.youtube.com/watch?v=qxPMmW93eDs&amp;t=1078s" text:style-name="Internet_20_link" text:visited-style-name="Visited_20_Internet_20_Link"><text:span text:style-name="T1">17:58</text:span></text:a></text:p>
          </text:list-item>
        </text:list>
      </text:section>
      <text:h text:style-name="P5" text:outline-level="2">Conclusion</text:h>
      <text:section text:style-name="Sect1" text:name="Section13">
        <text:list text:style-name="L14">
          <text:list-item>
            <text:p text:style-name="P15"><text:bookmark text:name="id-editor-block-text Copy 12"/>Viewers are advised to access and bookmark the playlist as all videos will be added to it <text:a xlink:type="simple" xlink:href="https://www.youtube.com/watch?v=qxPMmW93eDs&amp;t=1091s" text:style-name="Internet_20_link" text:visited-style-name="Visited_20_Internet_20_Link"><text:span text:style-name="T1">18:11</text:span></text:a></text:p>
          </text:list-item>
        </text:list>
      </text:section>
      <text:section text:style-name="Sect1" text:name="Section14">
        <text:list text:style-name="L15">
          <text:list-item>
            <text:p text:style-name="P16"><text:bookmark text:name="id-editor-block-text Copy 13"/>The video ends with a thank you note to the viewers for watching <text:a xlink:type="simple" xlink:href="https://www.youtube.com/watch?v=qxPMmW93eDs&amp;t=1104s" text:style-name="Internet_20_link" text:visited-style-name="Visited_20_Internet_20_Link"><text:span text:style-name="T1">18:24</text:span></text:a></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EclipseSpark </meta:initial-creator>
    <meta:creation-date>2011-11-28T23:36:19</meta:creation-date>
    <meta:generator>LibreOffice/25.2.3.2$Linux_X86_64 LibreOffice_project/520$Build-2</meta:generator>
    <dc:date>2025-09-04T14:18:15.413082668</dc:date>
    <meta:editing-duration>PT9S</meta:editing-duration>
    <meta:editing-cycles>1</meta:editing-cycles>
    <meta:document-statistic meta:table-count="0" meta:image-count="0" meta:object-count="0" meta:page-count="1" meta:paragraph-count="20" meta:word-count="441" meta:character-count="2438" meta:non-whitespace-character-count="2032"/>
  </office:meta>
</office:document-meta>
</file>